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345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name1</text:p>
          </table:table-cell>
          <table:table-cell office:value-type="string">
            <text:p>name2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  <table:table-cell office:value-type="string">
            <text:p>a9</text:p>
          </table:table-cell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  <table:table-cell/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office:value-type="string">
            <text:p>q6</text:p>
          </table:table-cell>
          <table:table-cell office:value-type="string">
            <text:p>q7</text:p>
          </table:table-cell>
          <table:table-cell office:value-type="string">
            <text:p>q8</text:p>
          </table:table-cell>
          <table:table-cell office:value-type="string">
            <text:p>q9</text:p>
          </table:table-cell>
          <table:table-cell office:value-type="string">
            <text:p>q10</text:p>
          </table:table-cell>
          <table:table-cell office:value-type="string">
            <text:p>q11</text:p>
          </table:table-cell>
          <table:table-cell office:value-type="string">
            <text:p>q12</text:p>
          </table:table-cell>
          <table:table-cell/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e3</text:p>
          </table:table-cell>
          <table:table-cell office:value-type="string">
            <text:p>e4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number-columns-repeated="12" office:value-type="float" office:value="10">
            <text:p>10</text:p>
          </table:table-cell>
          <table:table-cell/>
          <table:table-cell table:number-columns-repeated="4" office:value-type="float" office:value="100">
            <text:p>100</text:p>
          </table:table-cell>
        </table:table-row>
        <table:table-row table:style-name="ro1">
          <table:table-cell office:value-type="string">
            <text:p>Barney</text:p>
          </table:table-cell>
          <table:table-cell office:value-type="string">
            <text:p>Miller</text:p>
          </table:table-cell>
          <table:table-cell table:number-columns-repeated="3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Robert</text:p>
          </table:table-cell>
          <table:table-cell office:value-type="string">
            <text:p>Johnson</text:p>
          </table:table-cell>
          <table:table-cell table:number-columns-repeated="3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Bonnie</text:p>
          </table:table-cell>
          <table:table-cell office:value-type="string">
            <text:p>Raitt</text:p>
          </table:table-cell>
          <table:table-cell table:number-columns-repeated="3"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Albert</text:p>
          </table:table-cell>
          <table:table-cell office:value-type="string">
            <text:p>King</text:p>
          </table:table-cell>
          <table:table-cell table:number-columns-repeated="3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.67">
            <text:p>6.67</text:p>
          </table:table-cell>
          <table:table-cell office:value-type="float" office:value="10">
            <text:p>10</text:p>
          </table:table-cell>
          <table:table-cell/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am</text:p>
          </table:table-cell>
          <table:table-cell office:value-type="string">
            <text:p>Spade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.67">
            <text:p>6.67</text:p>
          </table:table-cell>
          <table:table-cell office:value-type="float" office:value="4">
            <text:p>4</text:p>
          </table:table-cell>
          <table:table-cell/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Elwood</text:p>
          </table:table-cell>
          <table:table-cell office:value-type="string">
            <text:p>Blues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Loren</text:p>
          </table:table-cell>
          <table:table-cell office:value-type="string">
            <text:p>Michaels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/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John</text:p>
          </table:table-cell>
          <table:table-cell office:value-type="string">
            <text:p>Jones</text:p>
          </table:table-cell>
          <table:table-cell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aria</text:p>
          </table:table-cell>
          <table:table-cell office:value-type="string">
            <text:p>Stumph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Lawrence</text:p>
          </table:table-cell>
          <table:table-cell office:value-type="string">
            <text:p>Lanning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Fred</text:p>
          </table:table-cell>
          <table:table-cell office:value-type="string">
            <text:p>Flintstone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Betty</text:p>
          </table:table-cell>
          <table:table-cell office:value-type="string">
            <text:p>Rubble</text:p>
          </table:table-cell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Steve</text:p>
          </table:table-cell>
          <table:table-cell office:value-type="string">
            <text:p>Miller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Graham</text:p>
          </table:table-cell>
          <table:table-cell office:value-type="string">
            <text:p>Parker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.44">
            <text:p>4.44</text:p>
          </table:table-cell>
          <table:table-cell office:value-type="float" office:value="4">
            <text:p>4</text:p>
          </table:table-cell>
          <table:table-cell/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Nash</text:p>
          </table:table-cell>
          <table:table-cell office:value-type="string">
            <text:p>Rambler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44">
            <text:p>4.44</text:p>
          </table:table-cell>
          <table:table-cell office:value-type="float" office:value="8">
            <text:p>8</text:p>
          </table:table-cell>
          <table:table-cell/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Ed</text:p>
          </table:table-cell>
          <table:table-cell office:value-type="string">
            <text:p>Belle</text:p>
          </table:table-cell>
          <table:table-cell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.44">
            <text:p>4.44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arlin</text:p>
          </table:table-cell>
          <table:table-cell office:value-type="string">
            <text:p>Perkins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andy</text:p>
          </table:table-cell>
          <table:table-cell office:value-type="string">
            <text:p>Oldman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Bill</text:p>
          </table:table-cell>
          <table:table-cell office:value-type="string">
            <text:p>Munroe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.44">
            <text:p>4.44</text:p>
          </table:table-cell>
          <table:table-cell office:value-type="float" office:value="10">
            <text:p>10</text:p>
          </table:table-cell>
          <table:table-cell/>
          <table:table-cell office:value-type="float" office:value="48">
            <text:p>48</text:p>
          </table:table-cell>
          <table:table-cell table:number-columns-repeated="2" office:value-type="float" office:value="33">
            <text:p>3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Ester</text:p>
          </table:table-cell>
          <table:table-cell office:value-type="string">
            <text:p>Bumknee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Jackson</text:p>
          </table:table-cell>
          <table:table-cell office:value-type="string">
            <text:p>Greene</text:p>
          </table:table-cell>
          <table:table-cell office:value-type="float" office:value="13">
            <text:p>13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Hurt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Hanna</text:p>
          </table:table-cell>
          <table:table-cell office:value-type="string">
            <text:p>Monta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 table:number-rows-repeated="1048550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 style:data-style-name="N2" text:time-value="0000-00-00T17:44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3T17:44:13</dc:date>
    <meta:generator>LibreOffice/4.0.2.2$Linux_x86 LibreOffice_project/400m0$Build-2</meta:generator>
    <meta:editing-duration>P0D</meta:editing-duration>
    <meta:editing-cycles>4</meta:editing-cycles>
    <meta:document-statistic meta:table-count="1" meta:cell-count="748" meta:object-count="0"/>
  </office:meta>
</office:document-meta>
</file>